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text-properties fo:font-weight="bold" style:font-weight-asian="bold" style:font-weight-complex="bold"/>
    </style:style>
    <style:style style:name="P8" style:family="paragraph" style:parent-style-name="Standard" style:list-style-name="L2"/>
    <style:style style:name="P9" style:family="paragraph" style:parent-style-name="Standard" style:list-style-name="L3"/>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mière rencontre :</text:p>
      <text:p text:style-name="Standard"/>
      <text:p text:style-name="Standard">On parle du projet Jeu d'Ombres de l'an dernier (2016-2017). On reprend la base du projet cette année, c'est-à-dire les colonnes. On crée à partir de ça un nouveau projet à réaliser en groupe.</text:p>
      <text:p text:style-name="Standard"/>
      <text:p text:style-name="Standard">Pour le 31-10-17 : amener des idées individuellement pour en discuter ensemble.</text:p>
      <text:p text:style-name="Standard"/>
      <text:p text:style-name="Standard">31-10-17</text:p>
      <text:p text:style-name="Standard"/>
      <text:p text:style-name="P4">Deuxième rencontre :</text:p>
      <text:p text:style-name="Standard"/>
      <text:p text:style-name="Standard">On expose nos différentes idées aux autres, une idée par personne. Voici le résumé des projets proposés :</text:p>
      <text:p text:style-name="Standard"/>
      <text:p text:style-name="Standard">Projet 1 (Océane)</text:p>
      <text:p text:style-name="Standard"/>
      <text:p text:style-name="Standard">On crée une ambiance sonore à l'aide de colonnes trouées, chacune ayant sa couleur et sa personalité, donnant l'impression de planètes. On entre dans la pièce dans une ambiance oppressante. En approchant des colonnes, elles émettent une fréquence. Les personnes sont détectées grâce à un système infra-rouge. Dans les trous des colonnes, on voit des lumières dont la couleur change en fonction de la durée d'une journée sur la planète dite. Le positionnement des colonnes est en fonction de la position des planètes dans le système solaire.</text:p>
      <text:p text:style-name="Standard"/>
      <text:p text:style-name="Standard">Projet 2 (Marie)</text:p>
      <text:p text:style-name="Standard"/>
      <text:p text:style-name="Standard">Dans une petite salle, des colonnes entourent une personne et émettent le son d'un bol tibétain dans une colonne aléatoire. La colonne vibre avec l'onde sonore.</text:p>
      <text:p text:style-name="Standard"/>
      <text:p text:style-name="Standard">Projet 3 (Anaïs)</text:p>
      <text:p text:style-name="Standard"/>
      <text:p text:style-name="Standard">Un espace dans le noir total, les personnes équipées d'une lampe de poche. On joue sur la peur du noir. Un maximum de 4 personnes peuvent entrer à la fois. Des capteurs de lumière sur chaque colonne déclenchent des sons. Les sons évoluent selon l'intensité de la lumière.</text:p>
      <text:p text:style-name="Standard"/>
      <text:p text:style-name="Standard">Projet 4 (?)</text:p>
      <text:p text:style-name="Standard"/>
      <text:p text:style-name="Standard">On redessine l'espace, on oblige une certaine navigation. Chaque colonne a une voie, l'ensemble est une composition octophonique. Le mixage est influencé par le déplacement - le son diminue autour du visiteur, guidé via les leds. La lumière déclenche un aspect de la composition. Limitation à 2 personnes.</text:p>
      <text:p text:style-name="Standard"/>
      <text:p text:style-name="Standard">Projet 5 (?)</text:p>
      <text:p text:style-name="Standard"/>
      <text:p text:style-name="Standard">Des stéthoscopes amplifiés, sortant des colonnes, les spectateurs le place sur eux. Munis d'un câble déroulable modèle aspirateur. Le son capté déclenche des moteurs de synthèse, il ne se passe rien tant que le spectateur ne fait rien. Relation à la lumière : led qui visualise l'amplitude, ou confirme le fonctionnement. La ditance à la colonne peut influencer, inciter le déplacement pour faire varier le rythme cardiaque. On diffuse des sons acoustiques dans les colonnes avec des hauts-parleurs périphériques</text:p>
      <text:p text:style-name="Standard"/>
      <text:p text:style-name="Standard"/>
      <text:p text:style-name="Standard"/>
      <text:p text:style-name="Standard"><text:soft-page-break/>Projet 6 (?)</text:p>
      <text:p text:style-name="Standard"/>
      <text:p text:style-name="Standard">Chaque colonne a une identité grâce à un cercle de lumière autour de celles-ci. Les lumières oscillent seules, de couleurs neutres, lentement. A l'approche du spectateur, le battement devient de plus en plus fort et la couleur se précise. Si 2 colonnes sont actives en même temps, elles sont synchronisées. Les zones de réactions diffèrent en fonction de la colonne, certaines sont intimistes (coller son oreille pour entendre, d'autres sont "aggressives"). Pas d'enregistrement live, il y a une modulation / réaction à la présence humaine. Une colonne au centre, les autres en périphérie.</text:p>
      <text:p text:style-name="Standard"/>
      <text:p text:style-name="Standard">Projet 7 (?)</text:p>
      <text:p text:style-name="Standard"/>
      <text:p text:style-name="Standard">Il y a des trous dans la colonne, à l'intérieur: le corps sonore suspendu à un fil mit en mouvement via un moteur qui provoque une vibration selon les données d'un capteur. Des fils sont tendus entre les colonnes, les fils "tournent" et sont éclairés. On tend des fils : on capte le son sur les fils en nylon. Des objets acoustiques directement dans les colonnes, pas d'enceintes, trouver des corps sonores "beau", qui résonnent bien.</text:p>
      <text:p text:style-name="Standard"/>
      <text:p text:style-name="Standard">07-11-17</text:p>
      <text:p text:style-name="Standard"/>
      <text:p text:style-name="P4">Troisième rencontre :</text:p>
      <text:p text:style-name="Standard"/>
      <text:p text:style-name="Standard">On procéde à finaliser notre proposition en combinant plusieurs idées. </text:p>
      <text:p text:style-name="Standard"/>
      <text:p text:style-name="P1">Aspect visuel :</text:p>
      <text:p text:style-name="P1"/>
      <text:p text:style-name="P3">Dans le noir complet, 8 colonnes équipées de capteurs de lumière forment un espace labyrinthique, dont le trajet est délimité par des fils de nylon ou de la fibre optique entre les colonnes.</text:p>
      <text:p text:style-name="P3"/>
      <text:p text:style-name="P3">L'entrée à cet espace est limité 4 personnes à la fois, chacun munis d'une lampe de poche. On fabrique nous-même les lampes, avec des potentiométres, leds et batteries. Elles disposent d'une luminosité ciblée. </text:p>
      <text:p text:style-name="P3"/>
      <text:p text:style-name="P3">Pour les fils entre les colonnes, ils sont placés à plusieurs endroits des colonnes, avec un changement d'intensité selon le volume des hauts-parleurs aux coins de la pièce. La lumière ne doit pas être trop intense, pour ne pas influencer les capteurs.</text:p>
      <text:p text:style-name="P3"/>
      <text:p text:style-name="P1">Aspect sonore :</text:p>
      <text:p text:style-name="Standard"/>
      <text:p text:style-name="Standard">Das apteurs de luminosité sur chaque colonnes (voire plusieurs sur chaque colonne) et un transducteur par colonne. Le passage de la lumière sur les colonnes déclenche une séquence/articulation par capteur, composée au préalable.</text:p>
      <text:p text:style-name="Standard"/>
      <text:p text:style-name="Standard">Selon le temps qu'on laisse la lumiere sur le capteur (furtif ou laisser longtemps) ca change de son et selon le nombre d'activation du capteur, changer de son. Jeux sur différents capteurs par colonne et donc mixage de séquences. Jeux sur les matériaux présents dans les colonnes, où les transducteurs seront fixés, ce qui donne une identité pour chaque colonne : plaques métal, timbre de caisse claire, ressorts, débris...</text:p>
      <text:p text:style-name="Standard"/>
      <text:p text:style-name="Standard">Possibilité de composer un fond (en quadriphonie ou octophonie) diffusé sur hauts-parleurs dans les coins, en diffus. (Paysages ? Réagis en fonction de certains sons déclenchés?)</text:p>
      <text:p text:style-name="Standard"/>
      <text:p text:style-name="Standard"/>
      <text:p text:style-name="Standard"><text:soft-page-break/>→ Voir comment créer une évolution sur la durée, une curiosité d'aller plus loin, un aspect ludique (Composition dans le but qu'il y ait un enchaînement précis :idée de partition, passage d'univers à un autre sur certains déclenchements, présence de voix, narration...?)</text:p>
      <text:p text:style-name="Standard"/>
      <text:p text:style-name="Standard">Des fichiers sonores sont placés dans des transducteurs fixés sur des matériaux différents dans chaque colonne.</text:p>
      <text:p text:style-name="P1"/>
      <text:p text:style-name="P1">Scénario :</text:p>
      <text:p text:style-name="P1"/>
      <text:p text:style-name="Standard">Combien de temps dure les séquences? Deux possibilités : une boucle (mais ne donne pas de notion de temps au public) ou un début et une fin définis (donne une notion de temps au public).</text:p>
      <text:p text:style-name="Standard"/>
      <text:p text:style-name="Standard">Le chemin créé par des "murs" de fils de fibre optique en vrac qui bloquent le passage offrent une structuration de l'espace : pas un seul chemin, pas toujours le même sens, possibilité de se perdre.</text:p>
      <text:p text:style-name="Standard"/>
      <text:p text:style-name="Standard">Le plan serait basé sur le palais des glaces (on peut s'en baser pour le côté "labyrinthe") =&gt; <text:a xlink:type="simple" xlink:href="https://www.turbo-kermis.fr/uploads/blogPostImage/600/572/sortieIlot.png" text:style-name="Internet_20_link" text:visited-style-name="Visited_20_Internet_20_Link">https://www.turbo-kermis.fr/uploads/blogPostImage/600/572/sortieIlot.png</text:a></text:p>
      <text:p text:style-name="Standard"/>
      <text:p text:style-name="P1">Preview :</text:p>
      <text:p text:style-name="P1"/>
      <text:p text:style-name="Standard">La preview sera une maquette 3d.</text:p>
      <text:p text:style-name="Standard"/>
      <text:p text:style-name="Standard"><text:span text:style-name="T1">Distribution des tâches:</text:span> </text:p>
      <text:list xml:id="list2823147046328083255" text:style-name="L1">
        <text:list-item>
          <text:p text:style-name="P6">lampe torche (électronique)  : Titouan + (Marie) </text:p>
        </text:list-item>
        <text:list-item>
          <text:p text:style-name="P6">capteur lumiere (code arduino + électronique)  : Loris + (Titouan) </text:p>
        </text:list-item>
        <text:list-item>
          <text:p text:style-name="P6">fibre optique : Marie + Océane = identifier fibre optique (envoyer à françois liens pour qu'il achete) </text:p>
        </text:list-item>
        <text:list-item>
          <text:p text:style-name="P6">transducteur () + matériaux / corps sonores  + séquences : Gildas + Thibault</text:p>
        </text:list-item>
        <text:list-item>
          <text:p text:style-name="P6">quadri : fond : Arsène + Gaetan </text:p>
        </text:list-item>
        <text:list-item>
          <text:p text:style-name="P6">preview (3d) : Anaïs</text:p>
        </text:list-item>
        <text:list-item>
          <text:p text:style-name="P6">Photos + vidéos : Marie + Thibault + Océane</text:p>
        </text:list-item>
        <text:list-item>
          <text:p text:style-name="P6">Notes écrites: Anaïs</text:p>
        </text:list-item>
      </text:list>
      <text:p text:style-name="Standard"/>
      <text:p text:style-name="Standard">Quand ces 8 parties sont finies: on s'attaque à la programmation (lier capteurs et son) avec puredata et/ou max.</text:p>
      <text:p text:style-name="Standard"/>
      <text:p text:style-name="Standard">Pour le 14/11/17: avoir une liste du matériel définitive!</text:p>
      <text:p text:style-name="Standard"/>
      <text:p text:style-name="Standard">Mise en forme sur le wiki, mise en forme temporaire (prise de note au propre) = Vu globale du projet=&gt; docs photos, écrits, ...</text:p>
      <text:p text:style-name="Standard"/>
      <text:p text:style-name="Standard">Plus tard : peindre les colonnestheme général: minimaliste, mysterieux, mystique, épuré, oppressant, lugubre, sombre, contemplatif, s'étale, opposé de agressif</text:p>
      <text:p text:style-name="Standard"/>
      <text:p text:style-name="Standard">21-11-17</text:p>
      <text:p text:style-name="Standard"/>
      <text:p text:style-name="P4">Quatrième rencontre :</text:p>
      <text:p text:style-name="P5"/>
      <text:p text:style-name="P5">Préparation au workshop de la semaine rose de novembre (à partir du 28-11-17). Revoir pour la composition de la musique, ajout de sons en aléatoire.</text:p>
      <text:p text:style-name="P5"/>
      <text:p text:style-name="P2">Horaires :</text:p>
      <text:section text:style-name="Sect1" text:name="0.2823612023304941">
        <text:p text:style-name="Standard"><text:soft-page-break/>10h - 18h : <text:s/>workshop (mardi à vendredi, le jeudi les mea viennent à 15h) à la galerie (à gauche en rentrant au carré).</text:p>
        <text:p text:style-name="Standard"/>
        <text:p text:style-name="Standard">Note pour les AN: le mercredi 22-11-17, faire l'inventaire en electro afin de voir ce qu'il faut acquérir ainsi qu'amener un tube vynile, tester le led strip et si nécessaire rendre le tube opaque/translucide. Ensuite tester montage arduino avec photoresistance (captation light)</text:p>
        <text:p text:style-name="Standard"/>
        <text:p text:style-name="Standard">Objectifs pour la semaine rose :</text:p>
        <text:p text:style-name="Standard">AN : voir pour le capteur de lumière, créer les lampes, les leds strips, contrôle des leds (luminosité).</text:p>
        <text:p text:style-name="Standard">TOUS : arriver au système complet, finir les colonnes, placés les transducteurs, placer les matières.</text:p>
        <text:p text:style-name="Standard"/>
        <text:p text:style-name="Standard"/>
        <text:p text:style-name="Standard">28-11-17</text:p>
        <text:p text:style-name="Standard"/>
        <text:p text:style-name="P4">Workshop semaine rose :</text:p>
        <text:p text:style-name="P4">Jour 1</text:p>
        <text:p text:style-name="Standard"/>
        <text:p text:style-name="P1">Matériel pour les Arts Numériques:</text:p>
        <text:p text:style-name="P1"/>
        <text:p text:style-name="Standard">Lampe de poche: 4 lampes (+secours)</text:p>
        <text:p text:style-name="Standard">matériel: potentiometre, leds, batteries, ...</text:p>
        <text:p text:style-name="Standard"/>
        <text:p text:style-name="Standard">Colonnes: 8 colonnes</text:p>
        <text:p text:style-name="Standard">matériel: arduinos, photoresistances, transducteurs, ...</text:p>
        <text:p text:style-name="Standard"/>
        <text:p text:style-name="Standard">Ce qu'on a :</text:p>
        <text:p text:style-name="Standard">5 potentiometres</text:p>
        <text:p text:style-name="Standard">6 ports batteries</text:p>
        <text:p text:style-name="Standard">6 leds</text:p>
        <text:p text:style-name="Standard">8 arduinos</text:p>
        <text:p text:style-name="Standard">9 photoresistances</text:p>
        <text:p text:style-name="Standard"/>
        <text:p text:style-name="Standard">Ce qu'on a fait:</text:p>
        <text:p text:style-name="Standard">Marie et Titouan: lampes de poche (leds, potentiometres, alim)</text:p>
        <text:p text:style-name="Standard">Océane: tube et lumières néons à mettre entre les colonnes</text:p>
        <text:p text:style-name="Standard">Anaïs: code de la photoresistance (arrive à modifier l'intensité d'une led pour l'instant, mais le calcul pour décoder les données du capteur est juste et fonctionne)</text:p>
        <text:p text:style-name="Standard"/>
        <text:p text:style-name="Standard"/>
        <text:p text:style-name="P4">Jour 2</text:p>
        <text:p text:style-name="Standard"/>
        <text:p text:style-name="Standard">Réunion du <text:s/>29-11-2017.<text:line-break/></text:p>
        <text:p text:style-name="Standard">On fait un compte-rendu du 28-11-17</text:p>
        <text:p text:style-name="Standard">Grève du jeudi 30-11-17 : comment on s'organise ? </text:p>
        <text:p text:style-name="Standard">Quelles objectifs pour vendredi ?</text:p>
        <text:p text:style-name="Standard">Quels achats à faire?</text:p>
        <text:p text:style-name="Standard"/>
        <text:p text:style-name="Standard">On doit visiter l'atelier scultpure pour certaines parties du travail.</text:p>
        <text:p text:style-name="Standard"/>
        <text:p text:style-name="Standard">Mise en commun de ce qui a été fait mardi 28 : </text:p>
        <text:p text:style-name="Standard"/>
        <text:p text:style-name="Standard"><text:soft-page-break/>Acousmatiques :</text:p>
        <text:list xml:id="list3581008398957824232" text:style-name="L2">
          <text:list-item>
            <text:p text:style-name="P8">ce qui fonctionne : la quadri, les transducteurs (mais il en manque 2), les amplis, les cables</text:p>
          </text:list-item>
          <text:list-item>
            <text:p text:style-name="P8">transducteurs sur matériaux : ne marchent pas bien, ça ne colore pas assez</text:p>
          </text:list-item>
          <text:list-item>
            <text:p text:style-name="P8">idée de solution : faire vibrer des objets dans la colonne, à tester</text:p>
          </text:list-item>
          <text:list-item>
            <text:p text:style-name="P8">processus de composition : réaliser un texte explicatif</text:p>
          </text:list-item>
        </text:list>
        <text:p text:style-name="Standard">Il y a 6 mouvements (mv 0 à mv 5). La lampe de poche active le mv 0 (voir schéma, à venir).</text:p>
        <text:p text:style-name="Standard">Il y aura une partie de programmation.<text:line-break/></text:p>
        <text:p text:style-name="Standard">Arts numériques :</text:p>
        <text:list xml:id="list6212812191731974066" text:style-name="L3">
          <text:list-item>
            <text:p text:style-name="P9">Lampe de poche : fonctionnent avec un potentiométre et un switch, des leds de 3 volts avec une alimentation de 9 volts.</text:p>
          </text:list-item>
          <text:list-item>
            <text:p text:style-name="P9">Design en cours : schémas en fonction du réfecteur.</text:p>
          </text:list-item>
          <text:list-item>
            <text:p text:style-name="P9">Doit être fortement directionnelle.</text:p>
          </text:list-item>
          <text:list-item>
            <text:p text:style-name="P9">Fils lumineux : on utilise un néon? Travailler la diffusion de la lumière : remplir de résine Test en écrasant la bande led. Fibre ne marche pas (mauvaise diffussion).</text:p>
          </text:list-item>
          <text:list-item>
            <text:p text:style-name="P9">Capteur de lumière fonctionne : faire un test avec le prototype de lampe de poche.</text:p>
            <text:p text:style-name="P9"/>
          </text:list-item>
        </text:list>
        <text:p text:style-name="Standard">Ordinateur mis à disposition :</text:p>
        <text:p text:style-name="Standard">C'est un windows et on peut installer des logiciels dessus. Il fonctionne avec 8 giga de ram, il y a <text:s/>risque qu'il soit limité. On peut installer max/msp, il y a une période d'essai de 30 jours, mais on pourrai acheter une licence.</text:p>
        <text:p text:style-name="Standard"/>
        <text:p text:style-name="Standard">Est-ce que arduino et max/msp se combinent bien ?</text:p>
        <text:p text:style-name="Standard"/>
        <text:p text:style-name="Standard"/>
        <text:p text:style-name="Standard">Ce qu'il reste à faire pour jeudi :</text:p>
        <text:p text:style-name="Standard">Réaliser des propositions de scénographie (dynamique, attention à l'alimentation), une description fonctionnelle du patch (explications du fonctionnement), tester le capteur de lumière avec les leds de la lampe de poche, créer un design de lampe de poche, réaliser des compositions et corps sonores, tester des corps sonores dans les colonnes.</text:p>
        <text:p text:style-name="Standard"/>
        <text:p text:style-name="Standard">Ce qu'il reste à faire pour vendredi :</text:p>
        <text:p text:style-name="Standard">Réaliser un bloc son, des néons, ajouter des bandes de lumière sur les colonnes (au moins sur une), créer une scénographie en image.</text:p>
        <text:p text:style-name="Standard"/>
        <text:p text:style-name="Standard"/>
        <text:p text:style-name="Standard"><text:span text:style-name="T2">Jour 3</text:span> </text:p>
        <text:p text:style-name="Standard"/>
        <text:p text:style-name="Standard">Jeudi 30-11-17</text:p>
        <text:p text:style-name="Standard"/>
        <text:p text:style-name="Standard">Présents: Marie, Anaïs et Océane</text:p>
        <text:p text:style-name="Standard"/>
        <text:p text:style-name="Standard">Travail accompli :</text:p>
        <text:p text:style-name="Standard"/>
        <text:p text:style-name="Standard">Marie: photos des essais d'Anaïs et Océane + design de la lampe de poche</text:p>
        <text:p text:style-name="Standard">Océane: continue à travailler sur les néons à mettre entre les colonnes, essais de couleur et poudre, soudures</text:p>
        <text:p text:style-name="Standard">Anaïs: continue à travailler le code du capteur, essai avec la led de la lampe de poche, travaille sur les infos à mettre dans le wiki</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ïs Boitte</meta:initial-creator>
    <meta:creation-date>2017-11-28T16:43:27</meta:creation-date>
    <dc:date>2017-12-01T10:29:11.22</dc:date>
    <dc:creator>Anaïs Boitte</dc:creator>
    <meta:editing-duration>PT4H4M59S</meta:editing-duration>
    <meta:editing-cycles>14</meta:editing-cycles>
    <meta:generator>OpenOffice/4.1.2$Win32 OpenOffice.org_project/412m3$Build-9782</meta:generator>
    <meta:document-statistic meta:table-count="0" meta:image-count="0" meta:object-count="0" meta:page-count="5" meta:paragraph-count="114" meta:word-count="1786" meta:character-count="10711"/>
  </office:meta>
</office:document-meta>
</file>